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Trebuchet MS1" svg:font-family="'Trebuchet MS'"/>
    <style:font-face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body>
    <office:text>
      <text:p text:style-name="Standard"/>
      <text:p text:style-name="heading_5f_preface">NATIONAL ASSEMBLY<text:s/></text:p>
      <text:p text:style-name="Standard"/>
      <text:p text:style-name="subheading_5f_preface">OFFICIAL REPORT<text:s/></text:p>
      <text:p text:style-name="Standard"/>
      <text:p text:style-name="Standard">Wednesday, 20th March, 1991<text:s/></text:p>
      <text:p text:style-name="Standard"/>
      <text:p text:style-name="observation">The House met at thirty minutes past Two o'clock.<text:s/></text:p>
      <text:p text:style-name="observation">[Mr Speaker in the Chair]<text:s/></text:p>
      <text:p text:style-name="Standard"/>
      <text:p text:style-name="Standard"/>
      <text:p text:style-name="heading_5f_papers">PAPERS<text:s/><text:s/>LAID<text:s/></text:p>
      <text:p text:style-name="Standard"/>
      <text:p text:style-name="subheading_5f_papers">The following Papers were laid on the Table:<text:s/></text:p>
      <text:p text:style-name="Standard"><text:a xlink:href="uri:Annual Report and Accounts of Jomo Kenyatta University College of Agriculture and Technology for the year ended 30th June, 1990 and the Certificate thereon by the Auditor-General (Corporations)&#10;        ">Kenya Accountants and Secretaries National Examinations Board Report and Accounts for the year ended 30th June, 1986.<text:s/></text:a></text:p>
      <text:p text:style-name="Standard"><text:a xlink:href="uri:Audit Report and Accounts of Higher Education Loans Fund for the year ended 30th June, 1983 and the Certificate thereon by the Auditor-General (Corporations)&#10;        ">Kenya Accountants and Secretaries National Examinations Board Report and Accounts for the year ended 30th June, 1987.<text:s/></text:a></text:p>
      <text:p text:style-name="Standard"><text:a xlink:href="uri:Finance Report and Accounts of Higher Education Loans Fund for the year ended 30th June, 1983 and the Certificate thereon by the Auditor-General (Corporations)&#10;        ">Kenya Reinsurance Corporation Annual Report and Accounts for the year ended 31st December, 1985.<text:s/></text:a></text:p>
      <text:p text:style-name="Standard"><text:a xlink:href="uri:The Report of the Commonwealth Parliamentary Association (CPA) Kenya branch delegation to the 35th CPA (Africa Region) conference held in Lobamba, Swaziland from 7th August, 2004 to 15th August, 2004.&#10;        ">Kenya Reinsurance Corporation Annual Report and Accounts for the year ended 31st December, 1986.<text:s/></text:a></text:p>
      <text:p text:style-name="Standard"/>
      <text:p text:style-name="observation"/>
      <text:p text:style-name="observation">(By the Assistant Minister for Finance (Mr. Keah) on behalf of the Minister for Finance)</text:p>
      <text:p text:style-name="Standard"/>
      <text:p text:style-name="heading_5f_comchair">COMMUNICATION FROM THE CHAIR</text:p>
      <text:p text:style-name="Standard"/>
      <text:p text:style-name="Standard">The Speaker:<text:s/></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text:s/></text:p>
      <text:p text:style-name="Standard"/>
      <text:p text:style-name="Standard">Mr Abdallah:<text:s/></text:p>
      <text:p text:style-name="Standard">Thank you, Mr Speaker. One of the issues why the attendance is poor is that in most cases we begin plenary very late, yet you always adjourn this House to 2.00 p.m. Members are always here at 2.00 p.m. but we begin towards 3.00 p.m., so there is need to keep time.</text:p>
      <text:p text:style-name="Standard"/>
      <text:p text:style-name="Standard">THE SPEAKER:<text:s/></text:p>
      <text:p text:style-name="Standard"/>
      <text:p text:style-name="Standard">That has no merit, I must say. You mean they went away because we did not start at 2.00 p.m.? When I am in my chambers I watch the attendance here.<text:s/><text:s/></text:p>
      <text:p text:style-name="Standard"/>
      <text:p text:style-name="Standard"/>
      <text:p text:style-name="Standard"/>
      <text:p text:style-name="Standard">ADJOURNMENT</text:p>
      <text:p text:style-name="Standard"/>
      <text:p text:style-name="Standard">The Temporary Deputy Speaker (Mr. Kabingu-Muregi):<text:s/></text:p>
      <text:p text:style-name="Standard">It is now time for the interruption of business. The House is, therefore, adjourned until tomorrow, Wednesday, 11th May, at 9.00 a.m.<text:s/></text:p>
      <text:p text:style-name="Standard">The House rose at thirty minutes past Six o'clock.</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wiss" style:font-pitch="variable" style:name="Trebuchet MS1" svg:font-family="'Trebuchet MS'"/>
    <style:font-face style:font-family-generic="swiss" style:font-pitch="variable" style:name="Trebuchet MS" svg:font-family="'Trebuchet MS'"/>
    <style:font-face style:font-family-generic="system"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US" fo:font-size="12.0pt" fo:language="en" style:font-name="Times New Roman" style:font-name-asian="DejaVu Sans" style:font-name-complex="DejaVu Sans" style:font-size-asian="12.0pt" style:use-window-font-color="true"/>
    </style:default-style>
    <style:style style:family="paragraph" style:name="Standard" style:parent-style-name="default_paragraph_style"/>
    <style:style style:family="paragraph" style:name="Heading" style:next-style-name="Text_20_body" style:parent-style-name="Standard">
      <style:paragraph-properties fo:margin-bottom="2.12mm" fo:margin-top="4.23mm"/>
      <style:text-properties fo:font-size="14.0pt" style:font-name="Arial" style:font-name-asian="Lucida Sans Unicode" style:font-name-complex="Tahoma" style:font-size-asian="14.0pt"/>
    </style:style>
    <style:style style:display-name="heading_motion" style:family="paragraph" style:name="heading_5f_motion" style:parent-style-name="Heading">
      <style:text-properties fo:font-weight="bold" style:font-name="Trebuchet MS"/>
    </style:style>
    <style:style style:display-name="heading_preface" style:family="paragraph" style:name="heading_5f_preface" style:parent-style-name="heading_5f_motion"/>
    <style:style style:display-name="heading_pointoforder" style:family="paragraph" style:name="heading_5f_pointoforder" style:parent-style-name="heading_5f_motion"/>
    <style:style style:family="paragraph" style:name="Index" style:parent-style-name="Standard">
      <style:text-properties style:font-name-complex="Tahoma1"/>
    </style:style>
    <style:style style:default-outline-level="10" style:display-name="Heading 10" style:family="paragraph" style:name="Heading_20_10" style:next-style-name="Text_20_body" style:parent-style-name="Heading">
      <style:paragraph-properties/>
      <style:text-properties fo:font-weight="bold" style:font-weight-asian="bold" style:font-weight-complex="bold"/>
    </style:style>
    <style:style style:display-name="heading_noticesofmotion" style:family="paragraph" style:name="heading_5f_noticesofmotion" style:parent-style-name="heading_5f_motion"/>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Tahoma1"/>
    </style:style>
    <style:style style:display-name="Heading 2" style:family="paragraph" style:name="Heading_20_2" style:next-style-name="Text_20_body" style:parent-style-name="Heading">
      <style:paragraph-properties/>
      <style:text-properties fo:font-size="14.0pt" fo:font-style="italic" fo:font-weight="bold" style:font-size-asian="14.0pt" style:font-style-asian="italic" style:font-style-complex="italic" style:font-weight-asian="bold" style:font-weight-complex="bold"/>
    </style:style>
    <style:style style:display-name="subheading_motion" style:family="paragraph" style:name="subheading_5f_motion" style:parent-style-name="Heading_20_2">
      <style:text-properties fo:font-size="13.0pt" fo:font-style="normal" style:font-name="Trebuchet MS" style:font-weight-asian="normal" style:font-weight-complex="normal"/>
    </style:style>
    <style:style style:display-name="heading_pstatement" style:family="paragraph" style:name="heading_5f_pstatement" style:parent-style-name="heading_5f_pointoforder"/>
    <style:style style:display-name="Heading 8" style:family="paragraph" style:name="Heading_20_8" style:next-style-name="Text_20_body" style:parent-style-name="Heading">
      <style:paragraph-properties/>
      <style:text-properties fo:font-weight="bold" style:font-weight-asian="bold" style:font-weight-complex="bold"/>
    </style:style>
    <style:style style:display-name="Heading 3" style:family="paragraph" style:name="Heading_20_3" style:next-style-name="Text_20_body" style:parent-style-name="Heading">
      <style:paragraph-properties/>
      <style:text-properties fo:font-size="14.0pt" fo:font-weight="bold" style:font-size-asian="14.0pt" style:font-weight-asian="bold" style:font-weight-complex="bold"/>
    </style:style>
    <style:style style:display-name="subtitle_motion" style:family="paragraph" style:name="subtitle_5f_motion" style:parent-style-name="Heading_20_3">
      <style:text-properties fo:font-size="12.0pt" fo:font-style="italic" fo:font-weight="normal" style:font-name="Trebuchet MS1"/>
    </style:style>
    <style:style style:display-name="heading_question" style:family="paragraph" style:name="heading_5f_question" style:next-style-name="Standard" style:parent-style-name="heading_5f_motion">
      <style:paragraph-properties/>
    </style:style>
    <style:style style:display-name="heading_allquestions" style:family="paragraph" style:name="heading_5f_allquestions" style:next-style-name="Standard" style:parent-style-name="heading_5f_question">
      <style:paragraph-properties/>
      <style:text-properties style:font-name="Trebuchet MS"/>
    </style:style>
    <style:style style:default-outline-level="9" style:display-name="Heading 9" style:family="paragraph" style:name="Heading_20_9" style:next-style-name="Text_20_body" style:parent-style-name="Heading">
      <style:paragraph-properties/>
      <style:text-properties fo:font-weight="bold" style:font-weight-asian="bold" style:font-weight-complex="bold"/>
    </style:style>
    <style:style style:display-name="Heading 6" style:family="paragraph" style:name="Heading_20_6" style:next-style-name="Text_20_body" style:parent-style-name="Heading">
      <style:paragraph-properties/>
      <style:text-properties fo:font-weight="bold" style:font-weight-asian="bold" style:font-weight-complex="bold"/>
    </style:style>
    <style:style style:display-name="Heading 7" style:family="paragraph" style:name="Heading_20_7" style:next-style-name="Text_20_body" style:parent-style-name="Heading">
      <style:paragraph-properties/>
      <style:text-properties fo:font-weight="bold" style:font-weight-asian="bold" style:font-weight-complex="bold"/>
    </style:style>
    <style:style style:display-name="Heading 4" style:family="paragraph" style:name="Heading_20_4" style:next-style-name="Text_20_body" style:parent-style-name="Heading">
      <style:paragraph-properties/>
      <style:text-properties fo:font-style="italic" fo:font-weight="bold" style:font-style-asian="italic" style:font-style-complex="italic" style:font-weight-asian="bold" style:font-weight-complex="bold"/>
    </style:style>
    <style:style style:display-name="heading_papers" style:family="paragraph" style:name="heading_5f_papers" style:parent-style-name="heading_5f_preface"/>
    <style:style style:display-name="Heading 1" style:family="paragraph" style:name="Heading_20_1" style:next-style-name="Text_20_body" style:parent-style-name="Heading">
      <style:paragraph-properties/>
      <style:text-properties fo:font-weight="bold" style:font-weight-asian="bold" style:font-weight-complex="bold"/>
    </style:style>
    <style:style style:family="paragraph" style:name="Header" style:parent-style-name="Standard">
      <style:paragraph-properties>
        <style:tab-stops>
          <style:tab-stop style:position="8.795cm" style:type="center"/>
          <style:tab-stop style:position="17.59cm" style:type="right"/>
        </style:tab-stops>
      </style:paragraph-properties>
    </style:style>
    <style:style style:display-name="Contents Heading" style:family="paragraph" style:name="Contents_20_Heading" style:parent-style-name="Heading">
      <style:paragraph-properties fo:margin-left="0.0mm" fo:margin-right="0.0mm" fo:text-indent="0.0mm"/>
      <style:text-properties fo:font-size="16.0pt" fo:font-weight="bold" style:font-size-asian="16.0pt" style:font-weight-asian="bold" style:font-weight-complex="bold"/>
    </style:style>
    <style:style style:family="paragraph" style:name="end-marker" style:parent-style-name="default_paragraph_style">
      <style:text-properties fo:color="#dc2300" fo:font-size="11.0pt" fo:font-style="italic" fo:font-weight="bold"/>
    </style:style>
    <style:style style:family="paragraph" style:name="Caption" style:parent-style-name="Standard">
      <style:paragraph-properties fo:margin-bottom="2.12mm" fo:margin-top="2.12mm"/>
      <style:text-properties fo:font-size="12.0pt" fo:font-style="italic" style:font-name-complex="Tahoma1" style:font-size-asian="12.0pt" style:font-style-asian="italic" style:font-style-complex="italic"/>
    </style:style>
    <style:style style:family="paragraph" style:name="Drawing" style:parent-style-name="Caption"/>
    <style:style style:display-name="heading_procmotions" style:family="paragraph" style:name="heading_5f_procmotions" style:parent-style-name="heading_5f_noticesofmotion"/>
    <style:style style:display-name="subheading_preface" style:family="paragraph" style:name="subheading_5f_preface" style:parent-style-name="subheading_5f_motion">
      <style:text-properties style:font-name="Trebuchet MS"/>
    </style:style>
    <style:style style:display-name="subheading_papers" style:family="paragraph" style:name="subheading_5f_papers" style:parent-style-name="subheading_5f_preface"/>
    <style:style style:family="paragraph" style:name="comment" style:parent-style-name="Standard">
      <style:paragraph-properties fo:background-color="#e6e6e6" fo:border-bottom="0.18mm solid #000000" fo:border-left="0.18mm solid #000000" fo:border-right="0.18mm solid #000000" fo:border-top="0.18mm solid #000000" fo:margin-left="6.1mm" fo:margin-right="0.0mm" fo:padding-bottom="0.0mm" fo:padding-left="0.0mm" fo:padding-right="0.0mm" fo:padding-top="0.0mm" fo:text-indent="0.0mm"/>
      <style:text-properties fo:font-size="11.0pt" fo:font-style="italic" style:font-size-asian="11.0pt" style:font-style-asian="italic" style:font-style-complex="italic"/>
    </style:style>
    <style:style style:family="paragraph" style:name="comment-plain" style:parent-style-name="comment">
      <style:paragraph-properties fo:background-color="transparent"/>
    </style:style>
    <style:style style:display-name="heading_comchair" style:family="paragraph" style:name="heading_5f_comchair" style:parent-style-name="heading_5f_pointoforder">
      <style:text-properties style:font-name="Trebuchet MS"/>
    </style:style>
    <style:style style:display-name="Contents 1" style:family="paragraph" style:name="Contents_20_1" style:parent-style-name="Index">
      <style:paragraph-properties fo:margin-left="0.0mm" fo:margin-right="0.0mm" fo:text-indent="0.0mm">
        <style:tab-stops>
          <style:tab-stop style:position="17.59cm" style:type="right"/>
        </style:tab-stops>
      </style:paragraph-properties>
    </style:style>
    <style:style style:display-name="Contents 2" style:family="paragraph" style:name="Contents_20_2" style:parent-style-name="Index">
      <style:paragraph-properties fo:margin-left="4.99mm" fo:margin-right="0.0mm" fo:text-indent="0.0mm">
        <style:tab-stops>
          <style:tab-stop style:position="17.589cm" style:type="right"/>
        </style:tab-stops>
      </style:paragraph-properties>
    </style:style>
    <style:style style:display-name="Contents 3" style:family="paragraph" style:name="Contents_20_3" style:parent-style-name="Index">
      <style:paragraph-properties fo:margin-left="9.98mm" fo:margin-right="0.0mm" fo:text-indent="0.0mm">
        <style:tab-stops>
          <style:tab-stop style:position="17.589cm" style:type="right"/>
        </style:tab-stops>
      </style:paragraph-properties>
    </style:style>
    <style:style style:display-name="Contents 4" style:family="paragraph" style:name="Contents_20_4" style:parent-style-name="Index">
      <style:paragraph-properties fo:margin-left="14.98mm" fo:margin-right="0.0mm" fo:text-indent="0.0mm">
        <style:tab-stops>
          <style:tab-stop style:position="17.59cm" style:type="right"/>
        </style:tab-stops>
      </style:paragraph-properties>
    </style:style>
    <style:style style:display-name="Contents 5" style:family="paragraph" style:name="Contents_20_5" style:parent-style-name="Index">
      <style:paragraph-properties fo:margin-left="19.97mm" fo:margin-right="0.0mm" fo:text-indent="0.0mm">
        <style:tab-stops>
          <style:tab-stop style:position="17.59cm" style:type="right"/>
        </style:tab-stops>
      </style:paragraph-properties>
    </style:style>
    <style:style style:display-name="Contents 6" style:family="paragraph" style:name="Contents_20_6" style:parent-style-name="Index">
      <style:paragraph-properties fo:margin-left="24.96mm" fo:margin-right="0.0mm" fo:text-indent="0.0mm">
        <style:tab-stops>
          <style:tab-stop style:position="17.59cm" style:type="right"/>
        </style:tab-stops>
      </style:paragraph-properties>
    </style:style>
    <style:style style:display-name="Contents 7" style:family="paragraph" style:name="Contents_20_7" style:parent-style-name="Index">
      <style:paragraph-properties fo:margin-left="29.95mm" fo:margin-right="0.0mm" fo:text-indent="0.0mm">
        <style:tab-stops>
          <style:tab-stop style:position="17.589cm" style:type="right"/>
        </style:tab-stops>
      </style:paragraph-properties>
    </style:style>
    <style:style style:display-name="Contents 8" style:family="paragraph" style:name="Contents_20_8" style:parent-style-name="Index">
      <style:paragraph-properties fo:margin-left="34.94mm" fo:margin-right="0.0mm" fo:text-indent="0.0mm">
        <style:tab-stops>
          <style:tab-stop style:position="17.589cm" style:type="right"/>
        </style:tab-stops>
      </style:paragraph-properties>
    </style:style>
    <style:style style:display-name="Contents 9" style:family="paragraph" style:name="Contents_20_9" style:parent-style-name="Index">
      <style:paragraph-properties fo:margin-left="39.93mm" fo:margin-right="0.0mm" fo:text-indent="0.0mm">
        <style:tab-stops>
          <style:tab-stop style:position="17.589cm" style:type="right"/>
        </style:tab-stops>
      </style:paragraph-properties>
    </style:style>
    <style:style style:family="paragraph" style:name="observation" style:next-style-name="Drawing" style:parent-style-name="Standard">
      <style:paragraph-properties/>
      <style:text-properties fo:font-size="11.0pt" fo:font-style="italic"/>
    </style:style>
    <style:style style:display-name="Contents 10" style:family="paragraph" style:name="Contents_20_10" style:parent-style-name="Index">
      <style:paragraph-properties fo:margin-left="44.93mm" fo:margin-right="0.0mm" fo:text-indent="0.0mm">
        <style:tab-stops>
          <style:tab-stop style:position="17.59cm" style:type="right"/>
        </style:tab-stops>
      </style:paragraph-properties>
    </style:style>
    <style:style style:display-name="subheading_question" style:family="paragraph" style:name="subheading_5f_question" style:next-style-name="Standard" style:parent-style-name="subheading_5f_motion">
      <style:paragraph-properties/>
      <style:text-properties style:font-name="Trebuchet MS"/>
    </style:style>
    <style:style style:family="paragraph" style:name="Text" style:parent-style-name="Caption"/>
    <style:style style:family="paragraph" style:name="begin-marker" style:parent-style-name="default_paragraph_style">
      <style:text-properties fo:color="#dc2300" fo:font-size="11.0pt" fo:font-style="italic" fo:font-weight="bold"/>
    </style:style>
    <style:style style:display-name="char_style" style:family="text" style:name="char_5f_style" style:parent-style-name="default_character_style">
      <style:text-properties fo:background-color="#eb613d" fo:font-style="italic" fo:font-weight="bold"/>
    </style:style>
    <style:style style:family="text" style:name="an-list-item" style:parent-style-name="char_5f_style">
      <style:text-properties fo:background-color="#ccffff" fo:font-style="italic" fo:font-weight="normal"/>
    </style:style>
    <style:style style:display-name="Line numbering" style:family="text" style:name="Line_20_numbering" style:parent-style-name="default_character_style"/>
    <style:style style:display-name="Bullet Symbols" style:family="text" style:name="Bullet_20_Symbols" style:parent-style-name="default_character_style">
      <style:text-properties fo:font-size="9.0pt" style:font-name="StarSymbol" style:font-name-asian="StarSymbol" style:font-name-complex="StarSymbol" style:font-size-asian="9.0pt"/>
    </style:style>
    <style:style style:display-name="Internet link" style:family="text" style:name="Internet_20_link" style:parent-style-name="default_character_style">
      <style:text-properties fo:color="#000080" style:text-underline-style="solid"/>
    </style:style>
    <style:default-style style:family="graphic">
      <style:text-properties fo:country="US" fo:font-size="12.0pt" fo:language="en" style:font-size-asian="12.0pt" style:use-window-font-color="true"/>
    </style:default-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6:17</dc:date>
    <meta:editing-cycles>2</meta:editing-cycles>
    <meta:editing-duration>PT0.020S</meta:editing-duration>
  </office:meta>
</office:document-meta>
</file>